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NF 6309 - process. 08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0-07" calcext:value-type="date">
            <text:p>07/10/2024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NF 6318 - process. 09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NF 6327 - process. 10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NF 6336 - process. 11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NF 6345 - process. 12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1-06" calcext:value-type="date">
            <text:p>06/01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NF 6354 - process. 0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2-06" calcext:value-type="date">
            <text:p>06/02/2025</text:p>
          </table:table-cell>
          <table:table-cell table:style-name="ce64"/>
          <table:table-cell table:style-name="ce69" office:value-type="string" calcext:value-type="string">
            <text:p>Desconto 20,00</text:p>
          </table:table-cell>
          <table:table-cell table:style-name="ce77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NF 6363 - process. 0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3-12" calcext:value-type="date">
            <text:p>12/03/2025</text:p>
          </table:table-cell>
          <table:table-cell table:style-name="ce64" table:formula="of:=[.C8]-[.F8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NF 6372 - process. 03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4-07" calcext:value-type="date">
            <text:p>07/04/2025</text:p>
          </table:table-cell>
          <table:table-cell table:style-name="ce64" table:formula="of:=[.C9]-[.F9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NF 6381 - process. 04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5-05" calcext:value-type="date">
            <text:p>05/05/2025</text:p>
          </table:table-cell>
          <table:table-cell table:style-name="ce64" table:formula="of:=[.C10]-[.F10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NF 6390 - process. 05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6-05" calcext:value-type="date">
            <text:p>05/06/2025</text:p>
          </table:table-cell>
          <table:table-cell table:style-name="ce64" table:formula="of:=[.C11]-[.F11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NF 6399 - process. 06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7-07" calcext:value-type="date">
            <text:p>07/07/2025</text:p>
          </table:table-cell>
          <table:table-cell table:style-name="ce64" table:formula="of:=[.C12]-[.F1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NF 6408 - process. 07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8-05" calcext:value-type="date">
            <text:p>05/08/2025</text:p>
          </table:table-cell>
          <table:table-cell table:style-name="ce64" table:formula="of:=[.C13]-[.F1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NF 6417 - process. 08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9-05" calcext:value-type="date">
            <text:p>05/09/2025</text:p>
          </table:table-cell>
          <table:table-cell table:style-name="ce64" table:formula="of:=[.C14]-[.F1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NF 6426 - process. 09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0-08" calcext:value-type="date">
            <text:p>08/10/2025</text:p>
          </table:table-cell>
          <table:table-cell table:style-name="ce64" table:formula="of:=[.C15]-[.F1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15])" office:value-type="float" office:value="0" calcext:value-type="float">
            <text:p>-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16:40.168582100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16:40.175671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110" meta:object-count="0"/>
    <meta:user-defined meta:name="Info 0"/>
    <meta:user-defined meta:name="Info 1"/>
    <meta:user-defined meta:name="Info 2"/>
    <meta:user-defined meta:name="Info 3"/>
  </office:meta>
</office:document-meta>
</file>